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5.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2.7cm" svg:x="8.9cm" svg:y="2cm">
          <text:p text:style-name="P1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cm" svg:height="3.6cm" svg:x="8.4cm" svg:y="16.2cm">
          <text:p text:style-name="P1">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cm" svg:height="3.8cm" svg:x="8.65cm" svg:y="23.7cm">
          <text:p text:style-name="P1">SVG 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1cm" svg:height="4.3cm" svg:x="10.3cm" svg:y="5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0.7cm" svg:height="2.9cm" svg:x="10.6cm" svg:y="20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4.1cm" svg:height="1.95cm" svg:x="12.1cm" svg:y="20.673cm">
          <draw:text-box>
            <text:p>DOM Manipulation</text:p>
          </draw:text-box>
        </draw:frame>
        <draw:frame draw:style-name="gr4" draw:layer="layout" svg:width="5cm" svg:height="1.825cm" svg:x="12.7cm" svg:y="6.675cm">
          <draw:text-box>
            <text:p>Internal Call to</text:p>
            <text:p>R built-in httpd</text:p>
          </draw:text-box>
        </draw:frame>
        <draw:custom-shape draw:style-name="gr1" draw:text-style-name="P1" draw:layer="layout" svg:width="4.9cm" svg:height="2.8cm" svg:x="8.4cm" svg:y="9.9cm">
          <text:p text:style-name="P1">Rook 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cm" svg:height="2.5cm" svg:x="9.7cm" svg:y="13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cm" svg:height="2.7cm" svg:x="11.3cm" svg:y="1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6.4cm" svg:height="5.65cm" svg:x="13.6cm" svg:y="13.05cm">
          <draw:text-box>
            <text:p>AJAX Send/Receive </text:p>
            <text:p>via GET parameters</text:p>
            <text:p/>
            <text:p>Parse with DOMParser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 Potter</meta:initial-creator>
    <meta:creation-date>2012-07-30T23:10:10</meta:creation-date>
    <dc:date>2012-07-31T09:35:46</dc:date>
    <dc:creator>Simon Potter</dc:creator>
    <meta:editing-duration>P0D</meta:editing-duration>
    <meta:editing-cycles>2</meta:editing-cycles>
    <meta:generator>LibreOffice/3.5$Linux_X86_64 LibreOffice_project/350m1$Build-2</meta:generator>
    <meta:document-statistic meta:object-count="11"/>
  </office:meta>
</office:document-meta>
</file>